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pocas x tiempo" table:style-name="ta1">
        <table:shapes>
          <draw:frame draw:z-index="0" draw:style-name="gr1" draw:text-style-name="P1" svg:width="453.23pt" svg:height="255.26pt" svg:x="25.74pt" svg:y="169.4pt">
            <draw:object draw:notify-on-update-of-ranges="'Epocas x tiempo'.A3:'Epocas x tiempo'.A12 'Epocas x tiempo'.B2:'Epocas x tiempo'.B2 'Epocas x tiempo'.B3:'Epocas x tiempo'.B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a 30000 logs</text:p>
          </table:table-cell>
          <table:table-cell/>
          <table:table-cell office:value-type="string" calcext:value-type="string">
            <text:p>Para 10 neuronas</text:p>
          </table:table-cell>
        </table:table-row>
        <table:table-row table:style-name="ro1">
          <table:table-cell office:value-type="string" calcext:value-type="string">
            <text:p>Nro de Epocas</text:p>
          </table:table-cell>
          <table:table-cell office:value-type="string" calcext:value-type="string">
            <text:p>tiempo (ms)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0.98" calcext:value-type="float">
            <text:p>130.9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4.09" calcext:value-type="float">
            <text:p>254.0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0.25" calcext:value-type="float">
            <text:p>370.2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2.36" calcext:value-type="float">
            <text:p>482.3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2.13" calcext:value-type="float">
            <text:p>602.1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13.29" calcext:value-type="float">
            <text:p>713.2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06.56" calcext:value-type="float">
            <text:p>806.5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53.58" calcext:value-type="float">
            <text:p>953.5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57.94" calcext:value-type="float">
            <text:p>1057.9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76.53" calcext:value-type="float">
            <text:p>1176.53</text:p>
          </table:table-cell>
          <table:table-cell/>
        </table:table-row>
      </table:table>
      <table:table table:name="Neuronas x tiempo" table:style-name="ta1">
        <table:shapes>
          <draw:frame draw:z-index="0" draw:style-name="gr1" draw:text-style-name="P1" svg:width="453.51pt" svg:height="255.09pt" svg:x="151.2pt" svg:y="15.62pt">
            <draw:object draw:notify-on-update-of-ranges="'Neuronas x tiempo'.A2:'Neuronas x tiempo'.A2 'Neuronas x tiempo'.A3:'Neuronas x tiempo'.A12 'Neuronas x tiempo'.B2:'Neuronas x tiempo'.B2 'Neuronas x tiempo'.B3:'Neuronas x tiempo'.B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a 10000 logs </text:p>
          </table:table-cell>
          <table:table-cell/>
          <table:table-cell office:value-type="string" calcext:value-type="string">
            <text:p>200 epocas</text:p>
          </table:table-cell>
        </table:table-row>
        <table:table-row table:style-name="ro1">
          <table:table-cell office:value-type="string" calcext:value-type="string">
            <text:p>Nro de Neuronas</text:p>
          </table:table-cell>
          <table:table-cell office:value-type="string" calcext:value-type="string">
            <text:p>Tiemp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8.36" calcext:value-type="float">
            <text:p>418.3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7.26" calcext:value-type="float">
            <text:p>417.2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2.74" calcext:value-type="float">
            <text:p>412.7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7.66" calcext:value-type="float">
            <text:p>397.6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5.51" calcext:value-type="float">
            <text:p>395.5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7.46" calcext:value-type="float">
            <text:p>417.4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6.7" calcext:value-type="float">
            <text:p>396.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8.89" calcext:value-type="float">
            <text:p>428.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7.43" calcext:value-type="float">
            <text:p>397.4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6.5" calcext:value-type="float">
            <text:p>396.5</text:p>
          </table:table-cell>
          <table:table-cell/>
        </table:table-row>
      </table:table>
      <table:table table:name="Threads x tiempo" table:style-name="ta1">
        <table:shapes>
          <draw:frame draw:z-index="0" draw:style-name="gr1" draw:text-style-name="P1" svg:width="453.51pt" svg:height="255.09pt" svg:x="130.85pt" svg:y="15.62pt">
            <draw:object draw:notify-on-update-of-ranges="'Threads x tiempo'.A3:'Threads x tiempo'.A5 'Threads x tiempo'.B2:'Threads x tiempo'.B2 'Threads x tiempo'.B3:'Threads x tiempo'.B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30000 logs</text:p>
          </table:table-cell>
          <table:table-cell office:value-type="string" calcext:value-type="string">
            <text:p>numero de epocas 50</text:p>
          </table:table-cell>
          <table:table-cell/>
          <table:table-cell office:value-type="string" calcext:value-type="string">
            <text:p>10 neuronas capa oculta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e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07.26" calcext:value-type="float">
            <text:p>307.26</text:p>
          </table:table-cell>
          <table:table-cell/>
          <table:table-cell office:value-type="string" calcext:value-type="string">
            <text:p>Total = Threads*bloques</text:p>
          </table:table-cell>
        </table:table-row>
        <table:table-row table:style-name="ro1">
          <table:table-cell office:value-type="string" calcext:value-type="string">
            <text:p>Total /2</text:p>
          </table:table-cell>
          <table:table-cell office:value-type="float" office:value="673.69" calcext:value-type="float">
            <text:p>673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/4</text:p>
          </table:table-cell>
          <table:table-cell office:value-type="float" office:value="1056.3" calcext:value-type="float">
            <text:p>1056.3</text:p>
          </table:table-cell>
          <table:table-cell/>
          <table:table-cell office:value-type="string" calcext:value-type="string">
            <text:p>Threads=(Numero de neuronas por cas+bia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ques=(NUmero de peso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85.98" calcext:value-type="float">
            <text:p>17685.98</text:p>
          </table:table-cell>
          <table:table-cell table:number-columns-repeated="2"/>
        </table:table-row>
      </table:table>
      <table:table table:name="data x tiempo" table:style-name="ta1">
        <table:shapes>
          <draw:frame draw:z-index="0" draw:style-name="gr1" draw:text-style-name="P1" svg:width="453.46pt" svg:height="255.26pt" svg:x="259.91pt" svg:y="47.42pt">
            <draw:object draw:notify-on-update-of-ranges="'data x tiempo'.A2:'data x tiempo'.A2 'data x tiempo'.A3:'data x tiempo'.A12 'data x tiempo'.B2:'data x tiempo'.B2 'data x tiempo'.B3:'data x tiempo'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opologia 4-10-3</text:p>
          </table:table-cell>
          <table:table-cell table:number-columns-repeated="2"/>
          <table:table-cell office:value-type="string" calcext:value-type="string">
            <text:p>Neuronas=10</text:p>
          </table:table-cell>
          <table:table-cell office:value-type="string" calcext:value-type="string">
            <text:p>epocas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iempo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12.17" calcext:value-type="float">
            <text:p>312.17</text:p>
          </table:table-cell>
          <table:table-cell table:number-columns-repeated="3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276.25" calcext:value-type="float">
            <text:p>276.25</text:p>
          </table:table-cell>
          <table:table-cell table:number-columns-repeated="3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43.99" calcext:value-type="float">
            <text:p>243.99</text:p>
          </table:table-cell>
          <table:table-cell table:number-columns-repeated="3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99.66" calcext:value-type="float">
            <text:p>199.66</text:p>
          </table:table-cell>
          <table:table-cell table:number-columns-repeated="3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75.16" calcext:value-type="float">
            <text:p>175.16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54.25" calcext:value-type="float">
            <text:p>154.25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28.87" calcext:value-type="float">
            <text:p>128.87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4.178" calcext:value-type="float">
            <text:p>104.178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79.05" calcext:value-type="float">
            <text:p>79.0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7.94" calcext:value-type="float">
            <text:p>37.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10:13:50.302211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21:51:45.831591730</meta:creation-date>
    <meta:generator>LibreOffice/6.0.3.2$Linux_X86_64 LibreOffice_project/00m0$Build-2</meta:generator>
    <dc:date>2018-09-19T10:08:44.723612228</dc:date>
    <meta:editing-duration>PT9H53M42S</meta:editing-duration>
    <meta:editing-cycles>1</meta:editing-cycles>
    <meta:document-statistic meta:table-count="4" meta:cell-count="8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622cm" svg:y="4.243cm" style:legend-expansion="high" chart:style-name="ch2"/>
        <chart:plot-area chart:style-name="ch3" table:cell-range-address="'data x tiempo'.A2:'data x tiempo'.B12" chart:data-source-has-labels="row" svg:x="1.278cm" svg:y="0.18cm" svg:width="12.025cm" svg:height="7.717cm">
          <chartooo:coordinate-region svg:x="2.085cm" svg:y="0.341cm" svg:width="10.753cm" svg:height="6.988cm"/>
          <chart:axis chart:dimension="x" chart:name="primary-x" chart:style-name="ch4">
            <chart:title svg:x="5.883cm" svg:y="8.077cm" chart:style-name="ch5">
              <text:p>Cantidad de Datos</text:p>
            </chart:title>
          </chart:axis>
          <chart:axis chart:dimension="y" chart:name="primary-y" chart:style-name="ch4">
            <chart:title svg:x="0.451cm" svg:y="4.942cm" chart:style-name="ch6">
              <text:p>tiempo (ms)</text:p>
            </chart:title>
            <chart:grid chart:style-name="ch7" chart:class="major"/>
          </chart:axis>
          <chart:series chart:style-name="ch8" chart:values-cell-range-address="'data x tiempo'.B3:'data x tiempo'.B12" chart:label-cell-address="'data x tiempo'.B2:'data x tiempo'.B2" chart:class="chart:scatter">
            <chart:domain table:cell-range-address="'data x tiempo'.A3:'data x tiempo'.A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</text:p>
                <draw:g>
                  <svg:desc>'data x tiempo'.B2:'data x tiempo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0">
                <text:p>30000</text:p>
                <draw:g>
                  <svg:desc>'data x tiempo'.A3:'data x tiempo'.A12</svg:desc>
                </draw:g>
              </table:table-cell>
              <table:table-cell office:value-type="float" office:value="312.17">
                <text:p>312.17</text:p>
                <draw:g>
                  <svg:desc>'data x tiempo'.B3:'data x tiempo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00">
                <text:p>27000</text:p>
              </table:table-cell>
              <table:table-cell office:value-type="float" office:value="276.25">
                <text:p>276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0">
                <text:p>24000</text:p>
              </table:table-cell>
              <table:table-cell office:value-type="float" office:value="243.99">
                <text:p>243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00">
                <text:p>21000</text:p>
              </table:table-cell>
              <table:table-cell office:value-type="float" office:value="199.66">
                <text:p>199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00">
                <text:p>18000</text:p>
              </table:table-cell>
              <table:table-cell office:value-type="float" office:value="175.16">
                <text:p>175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154.25">
                <text:p>154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0">
                <text:p>12000</text:p>
              </table:table-cell>
              <table:table-cell office:value-type="float" office:value="128.87">
                <text:p>128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  <table:table-cell office:value-type="float" office:value="104.178">
                <text:p>104.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7.94">
                <text:p>37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2.82cm" svg:y="4.243cm" style:legend-expansion="high" chart:style-name="ch2"/>
        <chart:plot-area chart:style-name="ch3" table:cell-range-address="'Epocas x tiempo'.A3:'Epocas x tiempo'.B12 'Epocas x tiempo'.B2:'Epocas x tiempo'.B2" chart:data-source-has-labels="row" svg:x="1.278cm" svg:y="0.18cm" svg:width="11.223cm" svg:height="7.717cm">
          <chartooo:coordinate-region svg:x="2.085cm" svg:y="0.341cm" svg:width="9.951cm" svg:height="6.988cm"/>
          <chart:axis chart:dimension="x" chart:name="primary-x" chart:style-name="ch4">
            <chart:title svg:x="5.734cm" svg:y="8.077cm" chart:style-name="ch5">
              <text:p>Nro. de épocas</text:p>
            </chart:title>
          </chart:axis>
          <chart:axis chart:dimension="y" chart:name="primary-y" chart:style-name="ch4">
            <chart:title svg:x="0.451cm" svg:y="4.942cm" chart:style-name="ch6">
              <text:p>tiempo (ms)</text:p>
            </chart:title>
            <chart:grid chart:style-name="ch7" chart:class="major"/>
          </chart:axis>
          <chart:series chart:style-name="ch8" chart:values-cell-range-address="'Epocas x tiempo'.B3:'Epocas x tiempo'.B12" chart:label-cell-address="'Epocas x tiempo'.B2:'Epocas x tiempo'.B2" chart:class="chart:scatter">
            <chart:domain table:cell-range-address="'Epocas x tiempo'.A3:'Epocas x tiempo'.A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 (ms)</text:p>
                <draw:g>
                  <svg:desc>'Epocas x tiempo'.B2:'Epocas x tiempo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Epocas x tiempo'.A3:'Epocas x tiempo'.A12</svg:desc>
                </draw:g>
              </table:table-cell>
              <table:table-cell office:value-type="float" office:value="130.98">
                <text:p>130.98</text:p>
                <draw:g>
                  <svg:desc>'Epocas x tiempo'.B3:'Epocas x tiempo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54.09">
                <text:p>254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370.25">
                <text:p>37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482.36">
                <text:p>482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602.13">
                <text:p>602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713.29">
                <text:p>713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806.56">
                <text:p>806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953.58">
                <text:p>953.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1057.94">
                <text:p>1057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176.53">
                <text:p>1176.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4.24cm" style:legend-expansion="high" chart:style-name="ch2"/>
        <chart:plot-area chart:style-name="ch3" table:cell-range-address="'Neuronas x tiempo'.A2:'Neuronas x tiempo'.B12" chart:data-source-has-labels="row" svg:x="0.32cm" svg:y="0.18cm" svg:width="12.878cm" svg:height="8.64cm">
          <chartooo:coordinate-region svg:x="1.127cm" svg:y="0.34cm" svg:width="11.791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euronas x tiempo'.B3:'Neuronas x tiempo'.B12" chart:label-cell-address="'Neuronas x tiempo'.B2:'Neuronas x tiempo'.B2" chart:class="chart:scatter">
            <chart:domain table:cell-range-address="'Neuronas x tiempo'.A3:'Neuronas x tiempo'.A1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</text:p>
                <draw:g>
                  <svg:desc>'Neuronas x tiempo'.B2:'Neuronas x tiempo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Neuronas x tiempo'.A3:'Neuronas x tiempo'.A12</svg:desc>
                </draw:g>
              </table:table-cell>
              <table:table-cell office:value-type="float" office:value="418.36">
                <text:p>418.36</text:p>
                <draw:g>
                  <svg:desc>'Neuronas x tiempo'.B3:'Neuronas x tiempo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17.26">
                <text:p>417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12.74">
                <text:p>412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97.66">
                <text:p>397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95.51">
                <text:p>395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17.46">
                <text:p>417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96.7">
                <text:p>39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28.89">
                <text:p>428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97.43">
                <text:p>397.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96.5">
                <text:p>396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4cm" svg:y="4.24cm" style:legend-expansion="high" chart:style-name="ch2"/>
        <chart:plot-area chart:style-name="ch3" table:cell-range-address="'Threads x tiempo'.A3:'Threads x tiempo'.B5 'Threads x tiempo'.B2:'Threads x tiempo'.B2" chart:data-source-has-labels="both" svg:x="0.32cm" svg:y="0.18cm" svg:width="12.984cm" svg:height="8.64cm">
          <chartooo:coordinate-region svg:x="1.312cm" svg:y="0.34cm" svg:width="11.461cm" svg:height="7.912cm"/>
          <chart:axis chart:dimension="x" chart:name="primary-x" chart:style-name="ch4" chartooo:axis-type="auto">
            <chartooo:date-scale/>
            <chart:categories table:cell-range-address="'Threads x tiempo'.A3:'Threads x tiempo'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hreads x tiempo'.B3:'Threads x tiempo'.B5" chart:label-cell-address="'Threads x tiempo'.B2:'Threads x tiempo'.B2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</text:p>
                <draw:g>
                  <svg:desc>'Threads x tiempo'.B2:'Threads x tiempo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Threads x tiempo'.A3:'Threads x tiempo'.A5</svg:desc>
                </draw:g>
              </table:table-cell>
              <table:table-cell office:value-type="float" office:value="307.26">
                <text:p>307.26</text:p>
                <draw:g>
                  <svg:desc>'Threads x tiempo'.B3:'Threads x tiempo'.B5</svg:desc>
                </draw:g>
              </table:table-cell>
            </table:table-row>
            <table:table-row>
              <table:table-cell office:value-type="string">
                <text:p>Total /2</text:p>
              </table:table-cell>
              <table:table-cell office:value-type="float" office:value="673.69">
                <text:p>673.69</text:p>
              </table:table-cell>
            </table:table-row>
            <table:table-row>
              <table:table-cell office:value-type="string">
                <text:p>Total/4</text:p>
              </table:table-cell>
              <table:table-cell office:value-type="float" office:value="1056.3">
                <text:p>1056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